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laba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ntapu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ttoo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dapa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 Godavar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tu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eraba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imnag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hamma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hn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n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habubnag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a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gond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llor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zamaba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am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ga Redd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ikakulam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sakhapatanam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zianagaram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anga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 Godavar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Barpett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Cacha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ebrugarh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hubri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Goalpar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Golagha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Kamrup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Karbi Anglong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Karimganj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Kokrajha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Lakhimpu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.C. Hill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agaon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albari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ibasaga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onipu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oj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ar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rang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gusara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hagal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rbhang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og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han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umk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ast Champar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ast Singhbhu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ay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iridi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on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opalganj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um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azaribag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ahan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ati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hagar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ishanganj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hardag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dhepu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dhuban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unge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uzaffar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alan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awada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almau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at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urne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anch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ohta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hars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hebganj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amisti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ara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itamarh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w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aisha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est Champar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est Singhbhum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Go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uth Goa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re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nskanth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ruc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hav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ng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andhi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m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agad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he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uchch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hsa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nchmah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jko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abarkanth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ura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urendra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doda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sad</text:p>
          </table:table-cell>
          <table:table-cell table:number-columns-repeated="2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hiwan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rid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iss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in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rn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urukshet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/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htak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rs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niput</text:p>
          </table:table-cell>
          <table:table-cell table:number-columns-repeated="2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amb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mir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ang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na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ulu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ahul Spit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nd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him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irma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na</text:p>
          </table:table-cell>
          <table:table-cell table:number-columns-repeated="2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ntmag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ramul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dga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mmu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rgi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thu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upwa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onc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filwam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jo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dham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rinagar</text:p>
          </table:table-cell>
          <table:table-cell table:number-columns-repeated="2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alore (R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galore (U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gau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llary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d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ja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ickmagal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itradurg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. Kanna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harw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lbarg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ass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odagu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ol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ndy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ysore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aich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himog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mk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. Kannada</text:p>
          </table:table-cell>
          <table:table-cell table:number-columns-repeated="2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tu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lagha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te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hin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hop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las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attur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hindwa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mo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va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urg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u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walio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shang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abal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habu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d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ndsa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arsingh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handb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hargo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an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ai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ai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aise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aj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ajnadgao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atla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v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rguj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at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edh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ho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hahdo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haja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hivp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ivn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eekam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jjai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edesh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Garo Hill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st Khasi Hill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intia Hill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st Garo Hill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est Khasi Hill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im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nheleoto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ko chung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hek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ns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kh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ore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langi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ttack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henkan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aaja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lahand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eonji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rapu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yyubhanj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hulban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ambal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undargarh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rits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hin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rdko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rozi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urdas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shiar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land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apurtha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udhia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tial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op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angru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englepu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imbatore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harmap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amraj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nnyakuma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dura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ilgiri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rth Arco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. Muthuramalinga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eriy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udukotta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amanathapura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le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uth Arco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hanjav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irinelve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iruchirapel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.O. Chidambarana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Tripu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uth Tripu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est Tripur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i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ah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mo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zam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hraic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ll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n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arabank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reilly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t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jno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udau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ulandshahe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hamo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hradu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or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ta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tawa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aiz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arrukh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eh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hazi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hazi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on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orakh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amir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ardo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lau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un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hans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anpur Deha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anpur 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he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alit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ucknow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inp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athu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eeru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irza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rad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uxaffarnag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ainit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auri Garhw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libhi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thora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ratapgar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Rai Barel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Ram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haran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hajahan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ita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ultanpu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Tehri Garhwa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Unnao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Uttarkash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Varanasi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ur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bhum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rdw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och Beha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rjeeling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oghly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ra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lpaiguri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ld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dnapore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rshidaba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d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rth 24 Pargana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uruli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uth 24 Pargana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est Dinajpu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digarh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Dadra Nagar Hav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dra Nagar Haveli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n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u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icherry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7"/>
        </table:table-row>
        <table:table-row table:style-name="ro1" table:number-rows-repeated="104814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000-00-00T18:27:29.557401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17T15:41:49.757812640</meta:creation-date>
    <dc:date>2015-06-21T18:32:23.937154262</dc:date>
    <dc:creator>simon </dc:creator>
    <meta:editing-duration>P2DT3H48M27S</meta:editing-duration>
    <meta:editing-cycles>33</meta:editing-cycles>
    <meta:generator>LibreOffice/4.1.6.2$Linux_X86_64 LibreOffice_project/410$Build-2</meta:generator>
    <meta:document-statistic meta:table-count="1" meta:cell-count="788" meta:object-count="0"/>
  </office:meta>
</office:document-meta>
</file>